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167">
      <style:paragraph-properties fo:margin-top="0cm" fo:margin-bottom="0.499cm" style:contextual-spacing="false"/>
    </style:style>
    <style:style style:name="P4" style:family="paragraph" style:parent-style-name="Preformatted_20_Text" style:list-style-name="L168">
      <style:paragraph-properties fo:margin-top="0cm" fo:margin-bottom="0.499cm" style:contextual-spacing="false"/>
    </style:style>
    <style:style style:name="P5" style:family="paragraph" style:parent-style-name="Preformatted_20_Text" style:list-style-name="L169">
      <style:paragraph-properties fo:margin-top="0cm" fo:margin-bottom="0.499cm" style:contextual-spacing="false"/>
    </style:style>
    <style:style style:name="P6" style:family="paragraph" style:parent-style-name="Preformatted_20_Text" style:list-style-name="L170">
      <style:paragraph-properties fo:margin-top="0cm" fo:margin-bottom="0.499cm" style:contextual-spacing="false"/>
    </style:style>
    <style:style style:name="P7" style:family="paragraph" style:parent-style-name="Preformatted_20_Text" style:list-style-name="L171">
      <style:paragraph-properties fo:margin-top="0cm" fo:margin-bottom="0.499cm" style:contextual-spacing="false"/>
    </style:style>
    <style:style style:name="P8" style:family="paragraph" style:parent-style-name="Preformatted_20_Text" style:list-style-name="L173"/>
    <style:style style:name="P9" style:family="paragraph" style:parent-style-name="Preformatted_20_Text" style:list-style-name="L173">
      <style:paragraph-properties fo:margin-top="0cm" fo:margin-bottom="0.499cm" style:contextual-spacing="false"/>
    </style:style>
    <style:style style:name="P10" style:family="paragraph" style:parent-style-name="Preformatted_20_Text" style:list-style-name="L174">
      <style:paragraph-properties fo:margin-top="0cm" fo:margin-bottom="0.499cm" style:contextual-spacing="false"/>
    </style:style>
    <style:style style:name="P11" style:family="paragraph" style:parent-style-name="Preformatted_20_Text" style:list-style-name="L175"/>
    <style:style style:name="P12" style:family="paragraph" style:parent-style-name="Preformatted_20_Text" style:list-style-name="L175">
      <style:paragraph-properties fo:margin-top="0cm" fo:margin-bottom="0.499cm" style:contextual-spacing="false"/>
    </style:style>
    <style:style style:name="P13" style:family="paragraph" style:parent-style-name="Preformatted_20_Text" style:list-style-name="L176"/>
    <style:style style:name="P14" style:family="paragraph" style:parent-style-name="Preformatted_20_Text" style:list-style-name="L176">
      <style:paragraph-properties fo:margin-top="0cm" fo:margin-bottom="0.499cm" style:contextual-spacing="false"/>
    </style:style>
    <style:style style:name="P15" style:family="paragraph" style:parent-style-name="Preformatted_20_Text" style:list-style-name="L176">
      <style:text-properties officeooo:paragraph-rsid="00157efd"/>
    </style:style>
    <style:style style:name="P16" style:family="paragraph" style:parent-style-name="Preformatted_20_Text" style:list-style-name="L177"/>
    <style:style style:name="P17" style:family="paragraph" style:parent-style-name="Preformatted_20_Text" style:list-style-name="L177">
      <style:paragraph-properties fo:margin-top="0cm" fo:margin-bottom="0.499cm" style:contextual-spacing="false"/>
    </style:style>
    <style:style style:name="P18" style:family="paragraph" style:parent-style-name="Preformatted_20_Text" style:list-style-name="L178"/>
    <style:style style:name="P19" style:family="paragraph" style:parent-style-name="Preformatted_20_Text" style:list-style-name="L178">
      <style:paragraph-properties fo:margin-top="0cm" fo:margin-bottom="0.499cm" style:contextual-spacing="false"/>
    </style:style>
    <style:style style:name="P20" style:family="paragraph" style:parent-style-name="Preformatted_20_Text" style:list-style-name="L181"/>
    <style:style style:name="P21" style:family="paragraph" style:parent-style-name="Preformatted_20_Text" style:list-style-name="L181">
      <style:paragraph-properties fo:margin-top="0cm" fo:margin-bottom="0.499cm" style:contextual-spacing="false"/>
    </style:style>
    <style:style style:name="P22" style:family="paragraph" style:parent-style-name="Preformatted_20_Text" style:list-style-name="L182"/>
    <style:style style:name="P23" style:family="paragraph" style:parent-style-name="Preformatted_20_Text" style:list-style-name="L182">
      <style:paragraph-properties fo:margin-top="0cm" fo:margin-bottom="0.499cm" style:contextual-spacing="false"/>
    </style:style>
    <style:style style:name="P24" style:family="paragraph" style:parent-style-name="Preformatted_20_Text" style:list-style-name="L185"/>
    <style:style style:name="P25" style:family="paragraph" style:parent-style-name="Preformatted_20_Text" style:list-style-name="L185">
      <style:paragraph-properties fo:margin-top="0cm" fo:margin-bottom="0.499cm" style:contextual-spacing="false"/>
    </style:style>
    <style:style style:name="P26" style:family="paragraph" style:parent-style-name="Preformatted_20_Text" style:list-style-name="L186"/>
    <style:style style:name="P27" style:family="paragraph" style:parent-style-name="Preformatted_20_Text" style:list-style-name="L186">
      <style:paragraph-properties fo:margin-top="0cm" fo:margin-bottom="0.499cm" style:contextual-spacing="false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>
      <style:text-properties fo:font-weight="bold"/>
    </style:style>
    <style:style style:name="P31" style:family="paragraph" style:parent-style-name="Text_20_body" style:list-style-name="L178">
      <style:text-properties fo:font-weight="bold"/>
    </style:style>
    <style:style style:name="P32" style:family="paragraph" style:parent-style-name="Text_20_body" style:list-style-name="L185">
      <style:text-properties fo:font-weight="bold"/>
    </style:style>
    <style:style style:name="P33" style:family="paragraph" style:parent-style-name="Text_20_body" style:list-style-name="L186">
      <style:text-properties fo:font-weight="bold"/>
    </style:style>
    <style:style style:name="P34" style:family="paragraph" style:parent-style-name="Text_20_body" style:list-style-name="L167"/>
    <style:style style:name="P35" style:family="paragraph" style:parent-style-name="Text_20_body" style:list-style-name="L168"/>
    <style:style style:name="P36" style:family="paragraph" style:parent-style-name="Text_20_body" style:list-style-name="L169"/>
    <style:style style:name="P37" style:family="paragraph" style:parent-style-name="Text_20_body" style:list-style-name="L170"/>
    <style:style style:name="P38" style:family="paragraph" style:parent-style-name="Text_20_body" style:list-style-name="L171"/>
    <style:style style:name="P39" style:family="paragraph" style:parent-style-name="Text_20_body" style:list-style-name="L172"/>
    <style:style style:name="P40" style:family="paragraph" style:parent-style-name="Text_20_body" style:list-style-name="L173"/>
    <style:style style:name="P41" style:family="paragraph" style:parent-style-name="Text_20_body" style:list-style-name="L174"/>
    <style:style style:name="P42" style:family="paragraph" style:parent-style-name="Text_20_body" style:list-style-name="L175"/>
    <style:style style:name="P43" style:family="paragraph" style:parent-style-name="Text_20_body" style:list-style-name="L176"/>
    <style:style style:name="P44" style:family="paragraph" style:parent-style-name="Text_20_body" style:list-style-name="L177"/>
    <style:style style:name="P45" style:family="paragraph" style:parent-style-name="Text_20_body" style:list-style-name="L178"/>
    <style:style style:name="P46" style:family="paragraph" style:parent-style-name="Text_20_body" style:list-style-name="L179"/>
    <style:style style:name="P47" style:family="paragraph" style:parent-style-name="Text_20_body" style:list-style-name="L180"/>
    <style:style style:name="P48" style:family="paragraph" style:parent-style-name="Text_20_body" style:list-style-name="L181"/>
    <style:style style:name="P49" style:family="paragraph" style:parent-style-name="Text_20_body" style:list-style-name="L182"/>
    <style:style style:name="P50" style:family="paragraph" style:parent-style-name="Text_20_body" style:list-style-name="L183"/>
    <style:style style:name="P51" style:family="paragraph" style:parent-style-name="Text_20_body" style:list-style-name="L184"/>
    <style:style style:name="P52" style:family="paragraph" style:parent-style-name="Text_20_body" style:list-style-name="L185">
      <style:paragraph-properties fo:margin-left="0cm" fo:margin-right="0cm" fo:text-indent="0cm" style:auto-text-indent="false"/>
    </style:style>
    <style:style style:name="P53" style:family="paragraph" style:parent-style-name="Text_20_body" style:list-style-name="L185">
      <style:text-properties fo:font-style="italic"/>
    </style:style>
    <style:style style:name="P54" style:family="paragraph" style:parent-style-name="Text_20_body" style:list-style-name="L186">
      <style:text-properties fo:font-style="italic"/>
    </style:style>
    <style:style style:name="P55" style:family="paragraph" style:parent-style-name="Text_20_body" style:list-style-name="L186"/>
    <style:style style:name="P56" style:family="paragraph" style:parent-style-name="Text_20_body" style:list-style-name="L186">
      <style:paragraph-properties fo:margin-left="0cm" fo:margin-right="0cm" fo:text-indent="0cm" style:auto-text-indent="false"/>
    </style:style>
    <style:style style:name="P57" style:family="paragraph" style:parent-style-name="Text_20_body" style:list-style-name="L187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57efd"/>
    </style:style>
    <style:style style:name="T4" style:family="text">
      <style:text-properties officeooo:rsid="0016ee9e"/>
    </style:style>
    <style:style style:name="T5" style:family="text">
      <style:text-properties officeooo:rsid="0018964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8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8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8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8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8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8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8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8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8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8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8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8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8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8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8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8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8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8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8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8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8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8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8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8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8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8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8"/>
        </draw:text-box>
      </draw:frame>
      <text:h text:style-name="P1" text:outline-level="2"><text:span text:style-name="Source_20_Text">🅰️ Ejercicio </text:span><text:span text:style-name="Source_20_Text"><text:span text:style-name="T5">1</text:span></text:span><text:span text:style-name="Source_20_Text">: Servidor Apache en Ubuntu 24.04</text:span></text:h>
      <text:p text:style-name="Text_20_body">🎯 <text:span text:style-name="T1">OBJETIVO:</text:span> Instalar Apache, crear un "Virtual Host" y personalizar la web.</text:p>
      <text:p text:style-name="Text_20_body">📋 <text:span text:style-name="T1">PASO A PASO:</text:span></text:p>
      <text:list text:style-name="L185">
        <text:list-item>
          <text:p text:style-name="P32">Instalación:</text:p>
          <text:p text:style-name="P25"><text:span text:style-name="Source_20_Text">sudo apt update &amp;&amp; sudo apt install apache2 -y</text:span></text:p>
        </text:list-item>
        <text:list-item>
          <text:p text:style-name="P32">Crear el directorio de la web:</text:p>
          <text:p text:style-name="P24"><text:span text:style-name="Source_20_Text">sudo mkdir -p /var/www/mi_sitio</text:span></text:p>
          <text:p text:style-name="P25"><text:span text:style-name="Source_20_Text">sudo chown -R $USER:$USER /var/www/mi_sitio</text:span></text:p>
        </text:list-item>
        <text:list-item>
          <text:p text:style-name="P32">Crear página personalizada:</text:p>
          <text:p text:style-name="P25"><text:span text:style-name="Source_20_Text">nano /var/www/mi_sitio/index.html</text:span></text:p>
          <text:p text:style-name="P53">Pega este contenido:</text:p>
          <text:p text:style-name="P52">HTML</text:p>
          <text:p text:style-name="P24"><text:span text:style-name="Source_20_Text">&lt;h1&gt;🚀 Servidor Apache en Ubuntu 24.04&lt;/h1&gt;</text:span></text:p>
          <text:p text:style-name="P25"><text:span text:style-name="Source_20_Text">&lt;p&gt;¡Hola desde el cliente de la red privada!&lt;/p&gt;</text:span></text:p>
        </text:list-item>
        <text:list-item>
          <text:p text:style-name="P32">Configurar el sitio en Apache:</text:p>
          <text:p text:style-name="P25"><text:span text:style-name="Source_20_Text">sudo nano /etc/apache2/sites-available/mi_sitio.conf</text:span></text:p>
          <text:p text:style-name="P53">Contenido:</text:p>
          <text:p text:style-name="P52">Apache</text:p>
          <text:p text:style-name="P24"><text:span text:style-name="Source_20_Text">&lt;VirtualHost *:80&gt;</text:span></text:p>
          <text:p text:style-name="P24"><text:span text:style-name="Source_20_Text"><text:s text:c="4"/>DocumentRoot /var/www/mi_sitio</text:span></text:p>
          <text:p text:style-name="P24"><text:span text:style-name="Source_20_Text"><text:s text:c="4"/>ErrorLog ${APACHE_LOG_DIR}/error.log</text:span></text:p>
          <text:p text:style-name="P24"><text:span text:style-name="Source_20_Text"><text:s text:c="4"/>CustomLog ${APACHE_LOG_DIR}/access.log combined</text:span></text:p>
          <text:p text:style-name="P25"><text:span text:style-name="Source_20_Text">&lt;/VirtualHost&gt;</text:span></text:p>
        </text:list-item>
        <text:list-item>
          <text:p text:style-name="P32">Activar sitio y recargar:</text:p>
          <text:p text:style-name="P24"><text:span text:style-name="Source_20_Text">sudo a2ensite mi_sitio.conf</text:span></text:p>
          <text:p text:style-name="P24"><text:span text:style-name="Source_20_Text">sudo a2dissite 000-default.conf</text:span></text:p>
          <text:p text:style-name="P25"><text:span text:style-name="Source_20_Text">sudo systemctl restart apache2</text:span></text:p>
        </text:list-item>
        <text:list-item>
          <text:p text:style-name="P32">Abrir Firewall (UFW):</text:p>
          <text:p text:style-name="P25"><text:span text:style-name="Source_20_Text">sudo ufw allow 'Apache'</text:span></text:p>
        </text:list-item>
      </text:list>
      <text:p text:style-name="Text_20_body">💡 <text:span text:style-name="T1">EXPLICACIÓN:</text:span> Apache usa archivos <text:span text:style-name="Source_20_Text">.conf</text:span> para definir dónde vive cada web. Al usar <text:span text:style-name="Source_20_Text">a2ensite</text:span>, creamos un enlace simbólico que le dice a Apache: "Oye, este sitio debe estar vivo".</text:p>
      <text:p text:style-name="Horizontal_20_Line"/>
      <text:h text:style-name="Heading_20_2" text:outline-level="2"><text:soft-page-break/>🟢 Ejercicio <text:span text:style-name="T5">2</text:span>: Servidor Nginx en Rocky Linux 10</text:h>
      <text:p text:style-name="Text_20_body">🎯 <text:span text:style-name="T1">OBJETIVO:</text:span> Instalar Nginx y configurar una página servida por este motor de alto rendimiento.</text:p>
      <text:p text:style-name="Text_20_body">📋 <text:span text:style-name="T1">PASO A PASO:</text:span></text:p>
      <text:list text:style-name="L186">
        <text:list-item>
          <text:p text:style-name="P33">Instalación:</text:p>
          <text:p text:style-name="P26"><text:span text:style-name="Source_20_Text">sudo dnf install nginx -y</text:span></text:p>
          <text:p text:style-name="P27"><text:span text:style-name="Source_20_Text">sudo systemctl enable --now nginx</text:span></text:p>
        </text:list-item>
        <text:list-item>
          <text:p text:style-name="P33">Crear página personalizada:</text:p>
          <text:p text:style-name="P26"><text:span text:style-name="Source_20_Text">sudo mkdir -p /usr/share/nginx/html/rocky_web</text:span></text:p>
          <text:p text:style-name="P27"><text:span text:style-name="Source_20_Text">sudo nano /usr/share/nginx/html/rocky_web/index.html</text:span></text:p>
          <text:p text:style-name="P54">Contenido:</text:p>
          <text:p text:style-name="P56">HTML</text:p>
          <text:p text:style-name="P26"><text:span text:style-name="Source_20_Text">&lt;h1&gt;⚡ Servidor Nginx en Rocky Linux 10&lt;/h1&gt;</text:span></text:p>
          <text:p text:style-name="P27"><text:span text:style-name="Source_20_Text">&lt;p&gt;Servido con la potencia de RHEL.&lt;/p&gt;</text:span></text:p>
        </text:list-item>
        <text:list-item>
          <text:p text:style-name="P55"><text:span text:style-name="T1">Configurar el servidor:</text:span> En Rocky (RHEL), solemos editar el <text:span text:style-name="Source_20_Text">nginx.conf</text:span> o añadir archivos en <text:span text:style-name="Source_20_Text">conf.d</text:span>.</text:p>
          <text:p text:style-name="P56">Bash</text:p>
          <text:p text:style-name="P27"><text:span text:style-name="Source_20_Text">sudo nano /etc/nginx/conf.d/rocky_web.conf</text:span></text:p>
          <text:p text:style-name="P54">Contenido:</text:p>
          <text:p text:style-name="P56">Nginx</text:p>
          <text:p text:style-name="P26"><text:span text:style-name="Source_20_Text">server {</text:span></text:p>
          <text:p text:style-name="P26"><text:span text:style-name="Source_20_Text"><text:s text:c="4"/>listen 80;</text:span></text:p>
          <text:p text:style-name="P26"><text:span text:style-name="Source_20_Text"><text:s text:c="4"/>root /usr/share/nginx/html/rocky_web;</text:span></text:p>
          <text:p text:style-name="P26"><text:span text:style-name="Source_20_Text"><text:s text:c="4"/>index index.html;</text:span></text:p>
          <text:p text:style-name="P27"><text:span text:style-name="Source_20_Text">}</text:span></text:p>
        </text:list-item>
        <text:list-item>
          <text:p text:style-name="P55"><text:span text:style-name="T1">Permisos de SELinux (Crucial en Rocky):</text:span> Si no ves la página, es probable que SELinux esté bloqueando. Ajusta el contexto:</text:p>
          <text:p text:style-name="P26"><text:span text:style-name="Source_20_Text">sudo chcon -t httpd_sys_content_t /usr/share/nginx/html/rocky_web -R</text:span></text:p>
          <text:p text:style-name="P27"><text:span text:style-name="Source_20_Text">sudo systemctl restart nginx</text:span></text:p>
        </text:list-item>
        <text:list-item>
          <text:p text:style-name="P33">Abrir Firewall (firewall-cmd):</text:p>
          <text:p text:style-name="P26"><text:span text:style-name="Source_20_Text">sudo firewall-cmd --add-service=http --permanent</text:span></text:p>
          <text:p text:style-name="P27"><text:span text:style-name="Source_20_Text">sudo firewall-cmd --reload</text:span></text:p>
        </text:list-item>
      </text:list>
      <text:p text:style-name="Text_20_body">💡 <text:span text:style-name="T1">EXPLICACIÓN:</text:span> Nginx es extremadamente rápido manejando conexiones simultáneas. En Rocky Linux, la seguridad es mayor gracias a <text:span text:style-name="T1">SELinux</text:span>; por eso, además de abrir el firewall, debemos decirle al sistema que esa carpeta específica "tiene permiso" para ser servida por la web.</text:p>
      <text:p text:style-name="Horizontal_20_Line"/>
      <text:h text:style-name="Heading_20_2" text:outline-level="2"><text:soft-page-break/>✅ Verificación Cruzada</text:h>
      <text:p text:style-name="Text_20_body">Desde la terminal de cualquiera de los dos equipos, usa <text:span text:style-name="Source_20_Text">curl</text:span> para ver si el otro responde:</text:p>
      <text:list text:style-name="L187">
        <text:list-item>
          <text:p text:style-name="P57"><text:span text:style-name="T1">Desde Rocky a Ubuntu:</text:span> <text:span text:style-name="Source_20_Text">curl http://192.168.56.10</text:span></text:p>
        </text:list-item>
        <text:list-item>
          <text:p text:style-name="P57"><text:span text:style-name="T1">Desde Ubuntu a Rocky:</text:span> <text:span text:style-name="Source_20_Text">curl http://192.168.56.11</text:span></text:p>
        </text:list-item>
      </text:list>
      <text:p text:style-name="P29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1:56:35.806563730</dc:date>
    <meta:editing-duration>P1DT11H21M8S</meta:editing-duration>
    <meta:editing-cycles>20</meta:editing-cycles>
    <meta:generator>LibreOffice/24.2.2.2$Linux_X86_64 LibreOffice_project/d56cc158d8a96260b836f100ef4b4ef25d6f1a01</meta:generator>
    <meta:print-date>2026-02-22T21:27:08.717612748</meta:print-date>
    <meta:printed-by>Archivos PDF</meta:printed-by>
    <meta:document-statistic meta:table-count="0" meta:image-count="0" meta:object-count="0" meta:page-count="3" meta:paragraph-count="64" meta:word-count="368" meta:character-count="2573" meta:non-whitespace-character-count="2262"/>
  </office:meta>
</office:document-meta>
</file>